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1.7917in"/>
    </style:style>
    <style:style style:name="co11" style:family="table-column">
      <style:table-column-properties fo:break-before="auto" style:column-width="3.5937in"/>
    </style:style>
    <style:style style:name="co12" style:family="table-column">
      <style:table-column-properties fo:break-before="auto" style:column-width="2.928in"/>
    </style:style>
    <style:style style:name="co13" style:family="table-column">
      <style:table-column-properties fo:break-before="auto" style:column-width="5.5665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7807in"/>
    </style:style>
    <style:style style:name="co16" style:family="table-column">
      <style:table-column-properties fo:break-before="auto" style:column-width="4.1516in"/>
    </style:style>
    <style:style style:name="co17" style:family="table-column">
      <style:table-column-properties fo:break-before="auto" style:column-width="3.3862in"/>
    </style:style>
    <style:style style:name="co18" style:family="table-column">
      <style:table-column-properties fo:break-before="auto" style:column-width="4.0311in"/>
    </style:style>
    <style:style style:name="ro16" style:family="table-row">
      <style:table-row-properties style:row-height="0.5075in" fo:break-before="auto" style:use-optimal-row-height="false"/>
    </style:style>
    <style:style style:name="ro17" style:family="table-row">
      <style:table-row-properties style:row-height="1.1602in" fo:break-before="auto" style:use-optimal-row-height="false"/>
    </style:style>
    <style:style style:name="ro18" style:family="table-row">
      <style:table-row-properties style:row-height="0.6736in" fo:break-before="auto" style:use-optimal-row-height="false"/>
    </style:style>
    <style:style style:name="ro19" style:family="table-row">
      <style:table-row-properties style:row-height="0.6425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20" style:family="table-row">
      <style:table-row-properties style:row-height="0.8083in" fo:break-before="auto" style:use-optimal-row-height="false"/>
    </style:style>
    <style:style style:name="ro21" style:family="table-row">
      <style:table-row-properties style:row-height="0.8909in" fo:break-before="auto" style:use-optimal-row-height="false"/>
    </style:style>
    <style:style style:name="ro22" style:family="table-row">
      <style:table-row-properties style:row-height="0.6319in" fo:break-before="auto" style:use-optimal-row-height="false"/>
    </style:style>
    <style:style style:name="ro23" style:family="table-row">
      <style:table-row-properties style:row-height="0.5181in" fo:break-before="auto" style:use-optimal-row-height="false"/>
    </style:style>
    <style:style style:name="ro24" style:family="table-row">
      <style:table-row-properties style:row-height="0.7665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25" style:family="table-row">
      <style:table-row-properties style:row-height="0.798in" fo:break-before="auto" style:use-optimal-row-height="false"/>
    </style:style>
    <style:style style:name="ro26" style:family="table-row">
      <style:table-row-properties style:row-height="1.3681in" fo:break-before="auto" style:use-optimal-row-height="false"/>
    </style:style>
    <style:style style:name="ro27" style:family="table-row">
      <style:table-row-properties style:row-height="1.078in" fo:break-before="auto" style:use-optimal-row-height="false"/>
    </style:style>
    <style:style style:name="ro28" style:family="table-row">
      <style:table-row-properties style:row-height="0.611in" fo:break-before="auto" style:use-optimal-row-height="false"/>
    </style:style>
    <style:style style:name="ro29" style:family="table-row">
      <style:table-row-properties style:row-height="1.5957in" fo:break-before="auto" style:use-optimal-row-height="false"/>
    </style:style>
    <style:style style:name="ro30" style:family="table-row">
      <style:table-row-properties style:row-height="0.5799in" fo:break-before="auto" style:use-optimal-row-height="false"/>
    </style:style>
    <style:style style:name="ro31" style:family="table-row">
      <style:table-row-properties style:row-height="0.839in" fo:break-before="auto" style:use-optimal-row-height="false"/>
    </style:style>
    <style:style style:name="ro32" style:family="table-row">
      <style:table-row-properties style:row-height="0.6217in" fo:break-before="auto" style:use-optimal-row-height="false"/>
    </style:style>
    <style:style style:name="ro33" style:family="table-row">
      <style:table-row-properties style:row-height="0.8807in" fo:break-before="auto" style:use-optimal-row-height="false"/>
    </style:style>
    <style:style style:name="ro34" style:family="table-row">
      <style:table-row-properties style:row-height="0.3937in" fo:break-before="auto" style:use-optimal-row-height="false"/>
    </style:style>
    <style:style style:name="ro35" style:family="table-row">
      <style:table-row-properties style:row-height="0.2484in" fo:break-before="auto" style:use-optimal-row-height="true"/>
    </style:style>
    <style:style style:name="ro36" style:family="table-row">
      <style:table-row-properties style:row-height="0.7043in" fo:break-before="auto" style:use-optimal-row-height="true"/>
    </style:style>
    <style:style style:name="ro37" style:family="table-row">
      <style:table-row-properties style:row-height="0.4764in" fo:break-before="auto" style:use-optimal-row-height="true"/>
    </style:style>
    <style:style style:name="ro38" style:family="table-row">
      <style:table-row-properties style:row-height="0.9327in" fo:break-before="auto" style:use-optimal-row-height="true"/>
    </style:style>
    <style:style style:name="ro39" style:family="table-row">
      <style:table-row-properties style:row-height="1.1917in" fo:break-before="auto" style:use-optimal-row-height="false"/>
    </style:style>
    <style:style style:name="ro40" style:family="table-row">
      <style:table-row-properties style:row-height="0.5283in" fo:break-before="auto" style:use-optimal-row-height="false"/>
    </style:style>
    <style:style style:name="ro41" style:family="table-row">
      <style:table-row-properties style:row-height="2.7571in" fo:break-before="auto" style:use-optimal-row-height="true"/>
    </style:style>
    <style:style style:name="ro42" style:family="table-row">
      <style:table-row-properties style:row-height="1.2535in" fo:break-before="auto" style:use-optimal-row-height="false"/>
    </style:style>
    <style:style style:name="ro43" style:family="table-row">
      <style:table-row-properties style:row-height="3.5445in" fo:break-before="auto" style:use-optimal-row-height="false"/>
    </style:style>
    <style:style style:name="ro44" style:family="table-row">
      <style:table-row-properties style:row-height="1.0047in" fo:break-before="auto" style:use-optimal-row-height="false"/>
    </style:style>
    <style:style style:name="ro45" style:family="table-row">
      <style:table-row-properties style:row-height="1.3055in" fo:break-before="auto" style:use-optimal-row-height="true"/>
    </style:style>
    <style:style style:name="ro46" style:family="table-row">
      <style:table-row-properties style:row-height="1.1602in" fo:break-before="auto" style:use-optimal-row-height="true"/>
    </style:style>
    <style:style style:name="ro47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3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7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8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0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4" table:number-columns-repeated="2" table:default-cell-style-name="ce1"/>
        <table:table-column table:style-name="co15" table:default-cell-style-name="ce8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number-columns-repeated="1018" table:default-cell-style-name="ce1"/>
        <table:table-row table:style-name="ro35">
          <table:table-cell office:value-type="string">
            <text:p>REQUEST NO.</text:p>
          </table:table-cell>
          <table:table-cell table:style-name="ce2" office:value-type="string">
            <text:p>REQUESTOR</text:p>
          </table:table-cell>
          <table:table-cell table:style-name="ce4" office:value-type="string">
            <text:p>REQUEST DATE</text:p>
          </table:table-cell>
          <table:table-cell table:style-name="ce2" office:value-type="string">
            <text:p>REQUEST</text:p>
          </table:table-cell>
          <table:table-cell table:style-name="ce2" office:value-type="string">
            <text:p>REQUEST JUSTIFICATION</text:p>
          </table:table-cell>
          <table:table-cell table:style-name="ce2" office:value-type="string">
            <text:p>RESOLUTION/NOTES</text:p>
          </table:table-cell>
          <table:table-cell table:number-columns-repeated="1018"/>
        </table:table-row>
        <table:table-row table:style-name="ro36">
          <table:table-cell office:value-type="float" office:value="1">
            <text:p>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 table:style-name="ce2"/>
          <table:table-cell table:style-name="ce2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35">
          <table:table-cell office:value-type="float" office:value="2">
            <text:p>2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 table:style-name="ce2"/>
          <table:table-cell table:style-name="ce2" office:value-type="string">
            <text:p>Conflicts with data.PLACE usage in clef.dis</text:p>
          </table:table-cell>
          <table:table-cell table:number-columns-repeated="1018"/>
        </table:table-row>
        <table:table-row table:style-name="ro37">
          <table:table-cell office:value-type="float" office:value="3">
            <text:p>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 table:style-name="ce2"/>
          <table:table-cell table:style-name="ce11" office:value-type="string">
            <text:p><text:span text:style-name="T2">Added copyof, sameas, and synch attribute </text:span><text:span text:style-name="T2">to att.common.anl in</text:span><text:span text:style-name="T3"> </text:span><text:span text:style-name="T2">19b.1/RNG <text:s/>9/17/09</text:span></text:p>
          </table:table-cell>
          <table:table-cell table:number-columns-repeated="1018"/>
        </table:table-row>
        <table:table-row table:style-name="ro37">
          <table:table-cell office:value-type="float" office:value="4">
            <text:p>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 table:style-name="ce2"/>
          <table:table-cell table:style-name="ce2" office:value-type="string">
            <text:p>Added to 19b.1/RNG <text:s/>10/21/09</text:p>
          </table:table-cell>
          <table:table-cell table:number-columns-repeated="1018"/>
        </table:table-row>
        <table:table-row table:style-name="ro35">
          <table:table-cell office:value-type="float" office:value="5">
            <text:p>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6">
          <table:table-cell office:value-type="float" office:value="6">
            <text:p>6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 table:style-name="ce2"/>
          <table:table-cell table:style-name="ce2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37">
          <table:table-cell office:value-type="float" office:value="7">
            <text:p>7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create “non-sung text” element in order to accommodate spoken dialog</text:p>
          </table:table-cell>
          <table:table-cell table:style-name="ce2"/>
          <table:table-cell table:style-name="ce2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35">
          <table:table-cell office:value-type="float" office:value="8">
            <text:p>8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6">
          <table:table-cell office:value-type="float" office:value="9">
            <text:p>9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0">
            <text:p>10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1">
            <text:p>11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37">
          <table:table-cell office:value-type="float" office:value="12">
            <text:p>12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rovide for multiple expan lists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37">
          <table:table-cell office:value-type="float" office:value="13">
            <text:p>1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4">
            <text:p>1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5">
            <text:p>1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 table:style-name="ce2"/>
          <table:table-cell table:style-name="ce2" office:value-type="string">
            <text:p>Added to 19b.1/RNG 9/18/09</text:p>
          </table:table-cell>
          <table:table-cell table:number-columns-repeated="1018"/>
        </table:table-row>
        <table:table-row table:style-name="ro37">
          <table:table-cell office:value-type="float" office:value="16">
            <text:p>16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5">
          <table:table-cell office:value-type="float" office:value="17">
            <text:p>17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7">
          <table:table-cell office:value-type="float" office:value="18">
            <text:p>18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fw, pgheadN, pgfootN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35">
          <table:table-cell office:value-type="float" office:value="19">
            <text:p>19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tuplet (beam too?)</text:p>
          </table:table-cell>
          <table:table-cell table:style-name="ce2"/>
          <table:table-cell table:style-name="ce2" office:value-type="string">
            <text:p>Added <text:s/>to cmn_Module.rng 03/24/2010</text:p>
          </table:table-cell>
          <table:table-cell table:number-columns-repeated="1018"/>
        </table:table-row>
        <table:table-row table:style-name="ro36">
          <table:table-cell office:value-type="float" office:value="20">
            <text:p>20</text:p>
          </table:table-cell>
          <table:table-cell table:style-name="ce2" office:value-type="string">
            <text:p>Siegert</text:p>
          </table:table-cell>
          <table:table-cell table:style-name="ce5" office:value-type="date" office:date-value="2010-02-12">
            <text:p>2010-02-12</text:p>
          </table:table-cell>
          <table:table-cell table:style-name="ce2" office:value-type="string">
            <text:p>value “unknown” for @grace</text:p>
          </table:table-cell>
          <table:table-cell table:style-name="ce2" office:value-type="string">
            <text:p>Sometimes it's not possible to know a priori if a grace note is accented or unaccented.</text:p>
          </table:table-cell>
          <table:table-cell table:style-name="ce2" office:value-type="string">
            <text:p>Added to datatypes.rng 03/24/2010</text:p>
          </table:table-cell>
          <table:table-cell table:number-columns-repeated="1018"/>
        </table:table-row>
        <table:table-row table:style-name="ro37">
          <table:table-cell office:value-type="float" office:value="21">
            <text:p>2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allow controlevent-like attributes (@staff, @tstamp, etc.) on artic</text:p>
          </table:table-cell>
          <table:table-cell table:style-name="ce2" office:value-type="string">
            <text:p>See JK's emails.</text:p>
          </table:table-cell>
          <table:table-cell table:style-name="ce2"/>
          <table:table-cell table:number-columns-repeated="1018"/>
        </table:table-row>
        <table:table-row table:style-name="ro38">
          <table:table-cell table:style-name="ce2" office:value-type="float" office:value="22">
            <text:p>22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2mei should create tie elements in addition to/rather than @tie attributes; 2mup should convert tie elements to Mup curve statements. </text:p>
          </table:table-cell>
          <table:table-cell table:style-name="ce2" office:value-type="string">
            <text:p>Better visual rendition. However, better visual rendition comes at the cost of less satisfactory automatic performance</text:p>
          </table:table-cell>
          <table:table-cell table:style-name="ce2" office:value-type="string">
            <text:p>Added to 2mei-2.2.3.xml 04/28/2010</text:p>
          </table:table-cell>
          <table:table-cell table:style-name="ce2" table:number-columns-repeated="1018"/>
        </table:table-row>
        <table:table-row table:style-name="ro37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6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39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6" office:value-type="date" office:date-value="2010-03-04">
            <text:p>2010-03-04</text:p>
          </table:table-cell>
          <table:table-cell table:style-name="ce9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Requests to be handled in MEI ODD</text:p>
          </table:table-cell>
          <table:table-cell table:style-name="ce3"/>
          <table:table-cell table:style-name="ce7"/>
          <table:table-cell table:style-name="ce10"/>
          <table:table-cell table:style-name="ce3" table:number-columns-repeated="2"/>
          <table:table-cell table:number-columns-repeated="1018"/>
        </table:table-row>
        <table:table-row table:style-name="ro36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table:number-columns-repeated="1019"/>
        </table:table-row>
        <table:table-row table:style-name="ro40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number-columns-repeated="1019"/>
        </table:table-row>
        <table:table-row table:style-name="ro35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table:number-columns-repeated="1019"/>
        </table:table-row>
        <table:table-row table:style-name="ro7">
          <table:table-cell table:style-name="Default" table:number-columns-repeated="1024"/>
        </table:table-row>
        <table:table-row table:style-name="ro41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table:number-columns-repeated="1019"/>
        </table:table-row>
        <table:table-row table:style-name="ro37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table:number-columns-repeated="1019"/>
        </table:table-row>
        <table:table-row table:style-name="ro36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37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 table:number-columns-repeated="1020"/>
        </table:table-row>
        <table:table-row table:style-name="ro35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esolved by changes to Roma</text:p>
          </table:table-cell>
          <table:table-cell table:number-columns-repeated="1018"/>
        </table:table-row>
        <table:table-row table:style-name="ro35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table:number-columns-repeated="1019"/>
        </table:table-row>
        <table:table-row table:style-name="ro36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table:number-columns-repeated="1019"/>
        </table:table-row>
        <table:table-row table:style-name="ro37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table:number-columns-repeated="1019"/>
        </table:table-row>
        <table:table-row table:style-name="ro42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 dbkey from att.name; create att.canonical (@dbkey [nmtoken] and @ref [URI]); make members of att.name also members of att.canonical and att.authorized</text:p>
          </table:table-cell>
          <table:table-cell table:number-columns-repeated="1018"/>
        </table:table-row>
        <table:table-row table:style-name="ro37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office:value-type="string">
            <text:p>Cancel – already possible</text:p>
          </table:table-cell>
          <table:table-cell table:number-columns-repeated="1018"/>
        </table:table-row>
        <table:table-row table:style-name="ro43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d documentation</text:p>
          </table:table-cell>
          <table:table-cell table:number-columns-repeated="1019"/>
        </table:table-row>
        <table:table-row table:style-name="ro44">
          <table:table-cell office:value-type="float" office:value="40">
            <text:p>40</text:p>
          </table:table-cell>
          <table:table-cell office:value-type="string">
            <text:p>Roland</text:p>
          </table:table-cell>
          <table:table-cell table:style-name="ce6" office:value-type="date" office:date-value="2010-10-05">
            <text:p>2010-10-05</text:p>
          </table:table-cell>
          <table:table-cell office:value-type="string">
            <text:p>remove reference to musicchar.ent in musicxml2mei.xsl</text:p>
          </table:table-cell>
          <table:table-cell office:value-type="string">
            <text:p>Not currently used for transformation; when this .ent file isn't available, it causes the transformation to fail</text:p>
          </table:table-cell>
          <table:table-cell table:number-columns-repeated="1019"/>
        </table:table-row>
        <table:table-row table:style-name="ro37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table:number-columns-repeated="1019"/>
        </table:table-row>
        <table:table-row table:style-name="ro37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 table:number-columns-repeated="1020"/>
        </table:table-row>
        <table:table-row table:style-name="ro45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smpte-</text:span><text:span text:style-name="T1">25, smpte-24, smpte-df30, smpte-ndf30, smpte-</text:span><text:span text:style-name="T1">df29.97, smpte-ndf29.97, tcf, time</text:span></text:p>
          </table:table-cell>
          <table:table-cell table:number-columns-repeated="1020"/>
        </table:table-row>
        <table:table-row table:style-name="ro37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office:value-type="string">
            <text:p>permits “outside” as well as “inside” references</text:p>
          </table:table-cell>
          <table:table-cell table:number-columns-repeated="1019"/>
        </table:table-row>
        <table:table-row table:style-name="ro36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table:number-columns-repeated="1019"/>
        </table:table-row>
        <table:table-row table:style-name="ro37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table:number-columns-repeated="1019"/>
        </table:table-row>
        <table:table-row table:style-name="ro36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table:number-columns-repeated="1019"/>
        </table:table-row>
        <table:table-row table:style-name="ro35">
          <table:table-cell office:value-type="float" office:value="48">
            <text:p>48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entityref from att.link.external</text:p>
          </table:table-cell>
          <table:table-cell office:value-type="string">
            <text:p>preparation for anyURI</text:p>
          </table:table-cell>
          <table:table-cell table:number-columns-repeated="1019"/>
        </table:table-row>
        <table:table-row table:style-name="ro37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table:number-columns-repeated="1019"/>
        </table:table-row>
        <table:table-row table:style-name="ro35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table:number-columns-repeated="1019"/>
        </table:table-row>
        <table:table-row table:style-name="ro35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 table:number-columns-repeated="1020"/>
        </table:table-row>
        <table:table-row table:style-name="ro35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table:number-columns-repeated="1019"/>
        </table:table-row>
        <table:table-row table:style-name="ro35">
          <table:table-cell office:value-type="float" office:value="53">
            <text:p>53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orce classcode to be empty</text:p>
          </table:table-cell>
          <table:table-cell/>
          <table:table-cell office:value-type="string">
            <text:p>IGNORE!</text:p>
          </table:table-cell>
          <table:table-cell table:number-columns-repeated="1018"/>
        </table:table-row>
        <table:table-row table:style-name="ro36">
          <table:table-cell office:value-type="float" office:value="54">
            <text:p>54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add att.staffident to att.tupletspan.log</text:p>
          </table:table-cell>
          <table:table-cell/>
          <table:table-cell office:value-type="string">
            <text:p>att.staffident available in att.controlevent; made att.tupletspan.log member of att.controlevent</text:p>
          </table:table-cell>
          <table:table-cell table:number-columns-repeated="1018"/>
        </table:table-row>
        <table:table-row table:style-name="ro46">
          <table:table-cell office:value-type="float" office:value="55">
            <text:p>55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since model.metLike.score_sequenceOptional seems to require elements be declared in order, re-order pghead1, pghead2, pgfoot1, pgfoot2 in mei-source</text:p>
          </table:table-cell>
          <table:table-cell table:number-columns-repeated="1020"/>
        </table:table-row>
        <table:table-row table:style-name="ro35">
          <table:table-cell office:value-type="float" office:value="56">
            <text:p>56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strict @pos on chorddef to positiveInteger</text:p>
          </table:table-cell>
          <table:table-cell table:number-columns-repeated="1020"/>
        </table:table-row>
        <table:table-row table:style-name="ro35">
          <table:table-cell office:value-type="float" office:value="57">
            <text:p>57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llow @staff to have multiple values</text:p>
          </table:table-cell>
          <table:table-cell table:number-columns-repeated="1020"/>
        </table:table-row>
        <table:table-row table:style-name="ro36">
          <table:table-cell office:value-type="float" office:value="58">
            <text:p>58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vise parameters for tab.strings and key.sig.mixed to allow a wider range of articulation signs</text:p>
          </table:table-cell>
          <table:table-cell table:number-columns-repeated="1020"/>
        </table:table-row>
        <table:table-row table:style-name="ro35">
          <table:table-cell office:value-type="float" office:value="59">
            <text:p>59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dd att.internetmediatype to extref</text:p>
          </table:table-cell>
          <table:table-cell table:number-columns-repeated="1020"/>
        </table:table-row>
        <table:table-row table:style-name="ro35">
          <table:table-cell office:value-type="float" office:value="60">
            <text:p>6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fix definition of data.COLOR</text:p>
          </table:table-cell>
          <table:table-cell office:value-type="string">
            <text:p>choice unnecessary</text:p>
          </table:table-cell>
          <table:table-cell table:number-columns-repeated="1019"/>
        </table:table-row>
        <table:table-row table:style-name="ro37">
          <table:table-cell office:value-type="float" office:value="61">
            <text:p>61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constraint for lines.color</text:p>
          </table:table-cell>
          <table:table-cell office:value-type="string">
            <text:p>either a single value of same # of values as lines</text:p>
          </table:table-cell>
          <table:table-cell table:number-columns-repeated="1019"/>
        </table:table-row>
        <table:table-row table:style-name="ro35">
          <table:table-cell office:value-type="float" office:value="62">
            <text:p>6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tab.strings token, not NMTOKEN</text:p>
          </table:table-cell>
          <table:table-cell office:value-type="string">
            <text:p>#' not permitted in NMTOKENs</text:p>
          </table:table-cell>
          <table:table-cell table:number-columns-repeated="1019"/>
        </table:table-row>
        <table:table-row table:style-name="ro36">
          <table:table-cell office:value-type="float" office:value="63">
            <text:p>63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model classes for relateditem, performance (and children), figured bass elements</text:p>
          </table:table-cell>
          <table:table-cell table:number-columns-repeated="1020"/>
        </table:table-row>
        <table:table-row table:style-name="ro37">
          <table:table-cell office:value-type="float" office:value="64">
            <text:p>64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graphicprimitiveLike and fLike to elements in transcriptionLike class</text:p>
          </table:table-cell>
          <table:table-cell table:number-columns-repeated="1020"/>
        </table:table-row>
        <table:table-row table:style-name="ro36">
          <table:table-cell office:value-type="float" office:value="65">
            <text:p>65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place 'slash' in data.textrendition with 'bslash' (back slash) and 'fslash' (forward slash)</text:p>
          </table:table-cell>
          <table:table-cell table:number-columns-repeated="1020"/>
        </table:table-row>
        <table:table-row table:style-name="ro35">
          <table:table-cell office:value-type="float" office:value="66">
            <text:p>66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'all' as value for @staff?</text:p>
          </table:table-cell>
          <table:table-cell table:number-columns-repeated="1020"/>
        </table:table-row>
        <table:table-row table:style-name="ro36">
          <table:table-cell office:value-type="float" office:value="67">
            <text:p>67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name &lt;keywords&gt; to &lt;termlist&gt; and add @classcode</text:p>
          </table:table-cell>
          <table:table-cell office:value-type="string">
            <text:p>improve usability; groups of terms may be associated with a class code</text:p>
          </table:table-cell>
          <table:table-cell table:number-columns-repeated="1019"/>
        </table:table-row>
        <table:table-row table:style-name="ro37">
          <table:table-cell office:value-type="float" office:value="68">
            <text:p>68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watermark and plate to physdesc</text:p>
          </table:table-cell>
          <table:table-cell office:value-type="string">
            <text:p>syntactic sugar for physmedium, but common enough to warrant use</text:p>
          </table:table-cell>
          <table:table-cell table:number-columns-repeated="1019"/>
        </table:table-row>
        <table:table-row table:style-name="ro37">
          <table:table-cell office:value-type="float" office:value="69">
            <text:p>69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@staff “mandatory when applicable”</text:p>
          </table:table-cell>
          <table:table-cell office:value-type="string">
            <text:p>allow @staff NOT to be specified when using MEI elements within TEI</text:p>
          </table:table-cell>
          <table:table-cell table:number-columns-repeated="1019"/>
        </table:table-row>
        <table:table-row table:style-name="ro35">
          <table:table-cell office:value-type="float" office:value="70">
            <text:p>7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@complete on layer?</text:p>
          </table:table-cell>
          <table:table-cell table:number-columns-repeated="1020"/>
        </table:table-row>
        <table:table-row table:style-name="ro37">
          <table:table-cell office:value-type="float" office:value="71">
            <text:p>71</text:p>
          </table:table-cell>
          <table:table-cell office:value-type="string">
            <text:p>Roland for Axel</text:p>
          </table:table-cell>
          <table:table-cell office:value-type="date" office:date-value="2010-12-15">
            <text:p>2010-12-15</text:p>
          </table:table-cell>
          <table:table-cell office:value-type="string">
            <text:p>add relateditem to &lt;filedesc&gt; and &lt;profiledesc&gt;?</text:p>
          </table:table-cell>
          <table:table-cell table:number-columns-repeated="1020"/>
        </table:table-row>
        <table:table-row table:style-name="ro35">
          <table:table-cell office:value-type="float" office:value="72">
            <text:p>7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head to eventlist, using list as a model</text:p>
          </table:table-cell>
          <table:table-cell table:number-columns-repeated="1020"/>
        </table:table-row>
        <table:table-row table:style-name="ro47" table:number-rows-repeated="65461">
          <table:table-cell table:number-columns-repeated="1024"/>
        </table:table-row>
        <table:table-row table:style-name="ro47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6">
          <table:table-cell table:number-columns-repeated="6"/>
        </table:table-row>
        <table:table-row table:style-name="ro17">
          <table:table-cell table:number-columns-repeated="6"/>
        </table:table-row>
        <table:table-row table:style-name="ro18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0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2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24">
          <table:table-cell table:number-columns-repeated="6"/>
        </table:table-row>
        <table:table-row table:style-name="ro8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6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7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9">01/19/2011</text:date>, <text:time>10:4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1-01-19T10:47:52.62</dc:date>
    <meta:editing-duration>PT15H56M49S</meta:editing-duration>
    <meta:editing-cycles>75</meta:editing-cycles>
    <meta:generator>OpenOffice.org/3.2$Win32 OpenOffice.org_project/320m12$Build-9483</meta:generator>
    <dc:creator>Perry Roland</dc:creator>
    <meta:printed-by>Perry Roland</meta:printed-by>
    <meta:print-date>2011-01-19T10:44:47.59</meta:print-date>
    <meta:document-statistic meta:table-count="3" meta:cell-count="352" meta:object-count="0"/>
  </office:meta>
</office:document-meta>
</file>